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ext-properties style:font-name="Symbol" style:font-name-asian="Symbol" style:font-name-complex="Symbol" style:font-family-generic="roman" style:font-charset="x-symbol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oltage calculation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1</text:p>
          </table:table-cell>
          <table:table-cell office:value-type="float" office:value="1966" table:style-name="ce1">
            <text:p>1966</text:p>
          </table:table-cell>
          <table:table-cell table:style-name="ce1"/>
          <table:table-cell office:value-type="string" table:style-name="ce1">
            <text:p>V<text:span text:style-name="T1">REF</text:span></text:p>
          </table:table-cell>
          <table:table-cell office:value-type="float" office:value="1.24" table:style-name="ce1">
            <text:p>1,2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Internal reference voltag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V<text:span text:style-name="T1">IN(LO)</text:span></text:p>
          </table:table-cell>
          <table:table-cell office:value-type="float" office:value="3.5999612778315586" table:formula="of:=[.$E$2]*([.$B$6]/([.$B$3]+[.$B$4]+[.$B$5]))" table:style-name="ce3">
            <text:p>3,599961278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wer of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3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V<text:span text:style-name="T1">IN(HI)</text:span></text:p>
          </table:table-cell>
          <table:table-cell office:value-type="float" office:value="3.7002587064676615" table:formula="of:=[.$E$2]*([.$B$6]/([.$B$4]+[.$B$5]))" table:style-name="ce3">
            <text:p>3,70025870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wer on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4</text:p>
          </table:table-cell>
          <table:table-cell office:value-type="float" office:value="918" table:style-name="ce1">
            <text:p>918</text:p>
          </table:table-cell>
          <table:table-cell table:style-name="ce1"/>
          <table:table-cell office:value-type="string" table:style-name="ce1">
            <text:p>V<text:span text:style-name="T1">IN2(LO)</text:span></text:p>
          </table:table-cell>
          <table:table-cell office:value-type="float" office:value="4.0509368191721133" table:formula="of:=[.$E$2]*([.$B$6]/([.$B$5]))" table:style-name="ce3">
            <text:p>4,05093681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isable charge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</text:p>
          </table:table-cell>
          <table:table-cell office:value-type="float" office:value="2999" table:formula="of:=SUM([.B2:.B5])" table:style-name="ce3">
            <text:p>299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esistors calulatio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1966.6666666666665" table:formula="of:=[.B14]-[.B11]-[.B12]-[.B13]" table:style-name="ce3">
            <text:p>1966,66666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2</text:p>
          </table:table-cell>
          <table:table-cell office:value-type="float" office:value="27.927927927927954" table:formula="of:=([.$E$2]*[.$B$14])/[.$E$11]-[.$B$12]-[.B13]" table:style-name="ce3">
            <text:p>27,92792793</text:p>
          </table:table-cell>
          <table:table-cell table:style-name="ce1"/>
          <table:table-cell office:value-type="string" table:style-name="ce1">
            <text:p>V<text:span text:style-name="T1">IN(LO)</text:span></text:p>
          </table:table-cell>
          <table:table-cell office:value-type="float" office:value="3.6" table:style-name="ce1">
            <text:p>3,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wer off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3</text:p>
          </table:table-cell>
          <table:table-cell office:value-type="float" office:value="86.886886886886714" table:formula="of:=([.$E$2]*[.$B$14])/[.$E$12]-[.B13]" table:style-name="ce3">
            <text:p>86,88688689</text:p>
          </table:table-cell>
          <table:table-cell table:style-name="ce1"/>
          <table:table-cell office:value-type="string" table:style-name="ce1">
            <text:p>V<text:span text:style-name="T1">IN(HI)</text:span></text:p>
          </table:table-cell>
          <table:table-cell office:value-type="float" office:value="3.7" table:style-name="ce1">
            <text:p>3,7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ower on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4</text:p>
          </table:table-cell>
          <table:table-cell office:value-type="float" office:value="918.51851851851859" table:formula="of:=([.$E$2]*[.$B$14])/[.$E$13]" table:style-name="ce3">
            <text:p>918,5185185</text:p>
          </table:table-cell>
          <table:table-cell table:style-name="ce1"/>
          <table:table-cell office:value-type="string" table:style-name="ce1">
            <text:p>V<text:span text:style-name="T1">IN2(LO)</text:span></text:p>
          </table:table-cell>
          <table:table-cell office:value-type="float" office:value="4.05" table:style-name="ce1">
            <text:p>4,0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isable charg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rget:</text:p>
          </table:table-cell>
          <table:table-cell office:value-type="float" office:value="3000" table:style-name="ce1">
            <text:p>3000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426</meta:generator>
    <meta:initial-creator>Koko</meta:initial-creator>
    <dc:creator>Koko</dc:creator>
    <meta:creation-date>2026-01-22T12:13:16Z</meta:creation-date>
    <dc:date>2026-02-01T17:14:39Z</dc:date>
  </office:meta>
</office:document-meta>
</file>